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9df4b" officeooo:paragraph-rsid="0019df4b"/>
    </style:style>
    <style:style style:name="P2" style:family="paragraph" style:parent-style-name="Preformatted_20_Text" style:list-style-name="L1">
      <style:text-properties officeooo:rsid="0019df4b" officeooo:paragraph-rsid="0019df4b"/>
    </style:style>
    <style:style style:name="P3" style:family="paragraph" style:parent-style-name="Preformatted_20_Text">
      <style:text-properties officeooo:rsid="001a0f91" officeooo:paragraph-rsid="001a0f91"/>
    </style:style>
    <style:style style:name="P4" style:family="paragraph" style:parent-style-name="Preformatted_20_Text">
      <style:text-properties officeooo:rsid="001b8731" officeooo:paragraph-rsid="001b8731"/>
    </style:style>
    <style:style style:name="P5" style:family="paragraph" style:parent-style-name="Preformatted_20_Text">
      <style:text-properties officeooo:rsid="001c9d3e" officeooo:paragraph-rsid="001c9d3e"/>
    </style:style>
    <style:style style:name="P6" style:family="paragraph" style:parent-style-name="Preformatted_20_Text">
      <style:text-properties officeooo:rsid="001f457d" officeooo:paragraph-rsid="001f457d"/>
    </style:style>
    <style:style style:name="P7" style:family="paragraph" style:parent-style-name="Preformatted_20_Text" style:list-style-name="L2">
      <style:text-properties officeooo:rsid="001f457d" officeooo:paragraph-rsid="001f457d"/>
    </style:style>
    <style:style style:name="P8" style:family="paragraph" style:parent-style-name="Preformatted_20_Text">
      <style:text-properties officeooo:rsid="0021b0de" officeooo:paragraph-rsid="0021b0de"/>
    </style:style>
    <style:style style:name="P9" style:family="paragraph" style:parent-style-name="Preformatted_20_Text">
      <style:text-properties officeooo:rsid="0023735b" officeooo:paragraph-rsid="0023735b"/>
    </style:style>
    <style:style style:name="P10" style:family="paragraph" style:parent-style-name="Preformatted_20_Text">
      <style:text-properties officeooo:rsid="00247c31" officeooo:paragraph-rsid="00247c31"/>
    </style:style>
    <style:style style:name="P11" style:family="paragraph" style:parent-style-name="Preformatted_20_Text">
      <style:text-properties officeooo:rsid="00251706" officeooo:paragraph-rsid="00251706"/>
    </style:style>
    <style:style style:name="P12" style:family="paragraph" style:parent-style-name="Preformatted_20_Text">
      <style:text-properties officeooo:rsid="0025fd5b" officeooo:paragraph-rsid="0025fd5b"/>
    </style:style>
    <style:style style:name="P13" style:family="paragraph" style:parent-style-name="Preformatted_20_Text">
      <style:text-properties officeooo:rsid="0027040b" officeooo:paragraph-rsid="0025fd5b"/>
    </style:style>
    <style:style style:name="P14" style:family="paragraph" style:parent-style-name="Preformatted_20_Text" style:list-style-name="L3">
      <style:text-properties officeooo:rsid="0028ee01" officeooo:paragraph-rsid="0028ee01"/>
    </style:style>
    <style:style style:name="P15" style:family="paragraph" style:parent-style-name="Preformatted_20_Text">
      <style:text-properties officeooo:rsid="0029b46b" officeooo:paragraph-rsid="0029b46b"/>
    </style:style>
    <style:style style:name="P16" style:family="paragraph" style:parent-style-name="Preformatted_20_Text" style:list-style-name="L3">
      <style:text-properties officeooo:rsid="0029b46b" officeooo:paragraph-rsid="0029b46b"/>
    </style:style>
    <style:style style:name="P17" style:family="paragraph" style:parent-style-name="Preformatted_20_Text">
      <style:text-properties officeooo:rsid="002af3a7" officeooo:paragraph-rsid="002af3a7"/>
    </style:style>
    <style:style style:name="P18" style:family="paragraph" style:parent-style-name="Preformatted_20_Text">
      <style:text-properties officeooo:rsid="002ded46" officeooo:paragraph-rsid="002ded46"/>
    </style:style>
    <style:style style:name="P19" style:family="paragraph" style:parent-style-name="Preformatted_20_Text">
      <style:text-properties officeooo:rsid="002e1576" officeooo:paragraph-rsid="002e1576"/>
    </style:style>
    <style:style style:name="P20" style:family="paragraph" style:parent-style-name="Preformatted_20_Text">
      <style:text-properties officeooo:rsid="00300f0b" officeooo:paragraph-rsid="00300f0b"/>
    </style:style>
    <style:style style:name="P21" style:family="paragraph" style:parent-style-name="Preformatted_20_Text">
      <style:text-properties officeooo:rsid="0033491f" officeooo:paragraph-rsid="0033491f"/>
    </style:style>
    <style:style style:name="P22" style:family="paragraph" style:parent-style-name="Preformatted_20_Text">
      <style:text-properties officeooo:rsid="0035ff5c" officeooo:paragraph-rsid="0035ff5c"/>
    </style:style>
    <style:style style:name="P23" style:family="paragraph" style:parent-style-name="Preformatted_20_Text">
      <style:text-properties officeooo:rsid="0037937f" officeooo:paragraph-rsid="0037937f"/>
    </style:style>
    <style:style style:name="P24" style:family="paragraph" style:parent-style-name="Preformatted_20_Text">
      <style:text-properties officeooo:rsid="0039344e" officeooo:paragraph-rsid="0039344e"/>
    </style:style>
    <style:style style:name="P25" style:family="paragraph" style:parent-style-name="Preformatted_20_Text">
      <style:text-properties officeooo:rsid="003c92ef" officeooo:paragraph-rsid="003c92ef"/>
    </style:style>
    <style:style style:name="P26" style:family="paragraph" style:parent-style-name="Preformatted_20_Text">
      <style:text-properties officeooo:rsid="003e12cf" officeooo:paragraph-rsid="003e12cf"/>
    </style:style>
    <style:style style:name="P27" style:family="paragraph" style:parent-style-name="Preformatted_20_Text">
      <style:text-properties officeooo:rsid="003e5065" officeooo:paragraph-rsid="003e5065"/>
    </style:style>
    <style:style style:name="P28" style:family="paragraph" style:parent-style-name="Preformatted_20_Text">
      <style:text-properties officeooo:rsid="003ea0aa" officeooo:paragraph-rsid="003ea0aa"/>
    </style:style>
    <style:style style:name="P29" style:family="paragraph" style:parent-style-name="Preformatted_20_Text">
      <style:text-properties officeooo:rsid="003f2e22" officeooo:paragraph-rsid="003f2e22"/>
    </style:style>
    <style:style style:name="P30" style:family="paragraph" style:parent-style-name="Preformatted_20_Text">
      <style:text-properties officeooo:rsid="003f3e96" officeooo:paragraph-rsid="003f3e96"/>
    </style:style>
    <style:style style:name="P31" style:family="paragraph" style:parent-style-name="Preformatted_20_Text">
      <style:text-properties officeooo:rsid="004159ce" officeooo:paragraph-rsid="004159ce"/>
    </style:style>
    <style:style style:name="P32" style:family="paragraph" style:parent-style-name="Preformatted_20_Text">
      <style:text-properties officeooo:rsid="004177b5" officeooo:paragraph-rsid="004177b5"/>
    </style:style>
    <style:style style:name="P33" style:family="paragraph" style:parent-style-name="Preformatted_20_Text">
      <style:text-properties officeooo:rsid="0042824d" officeooo:paragraph-rsid="0042824d"/>
    </style:style>
    <style:style style:name="P34" style:family="paragraph" style:parent-style-name="Preformatted_20_Text">
      <style:text-properties officeooo:rsid="00439d2f" officeooo:paragraph-rsid="00439d2f"/>
    </style:style>
    <style:style style:name="P35" style:family="paragraph" style:parent-style-name="Preformatted_20_Text">
      <style:text-properties officeooo:rsid="00439d2f" officeooo:paragraph-rsid="0044bdc9"/>
    </style:style>
    <style:style style:name="P36" style:family="paragraph" style:parent-style-name="Preformatted_20_Text">
      <style:text-properties officeooo:rsid="0044bdc9" officeooo:paragraph-rsid="0044bdc9"/>
    </style:style>
    <style:style style:name="P37" style:family="paragraph" style:parent-style-name="Preformatted_20_Text">
      <style:text-properties officeooo:rsid="00461494" officeooo:paragraph-rsid="00461494"/>
    </style:style>
    <style:style style:name="P38" style:family="paragraph" style:parent-style-name="Preformatted_20_Text">
      <style:text-properties officeooo:rsid="00476c8c" officeooo:paragraph-rsid="00476c8c"/>
    </style:style>
    <style:style style:name="P39" style:family="paragraph" style:parent-style-name="Preformatted_20_Text">
      <style:text-properties officeooo:rsid="0048cd52" officeooo:paragraph-rsid="0048cd52"/>
    </style:style>
    <style:style style:name="P40" style:family="paragraph" style:parent-style-name="Preformatted_20_Text">
      <style:text-properties officeooo:rsid="0049a7c2" officeooo:paragraph-rsid="0049a7c2"/>
    </style:style>
    <style:style style:name="P41" style:family="paragraph" style:parent-style-name="Preformatted_20_Text">
      <style:text-properties officeooo:rsid="0049d881" officeooo:paragraph-rsid="0049d881"/>
    </style:style>
    <style:style style:name="P42" style:family="paragraph" style:parent-style-name="Preformatted_20_Text">
      <style:text-properties officeooo:rsid="0049dd5e" officeooo:paragraph-rsid="0049dd5e"/>
    </style:style>
    <style:style style:name="P43" style:family="paragraph" style:parent-style-name="Preformatted_20_Text">
      <style:text-properties officeooo:rsid="004ac427" officeooo:paragraph-rsid="004ac427"/>
    </style:style>
    <style:style style:name="T1" style:family="text">
      <style:text-properties officeooo:rsid="001a7634"/>
    </style:style>
    <style:style style:name="T2" style:family="text">
      <style:text-properties officeooo:rsid="001debf4"/>
    </style:style>
    <style:style style:name="T3" style:family="text">
      <style:text-properties officeooo:rsid="0020e1c8"/>
    </style:style>
    <style:style style:name="T4" style:family="text">
      <style:text-properties officeooo:rsid="0028130f"/>
    </style:style>
    <style:style style:name="T5" style:family="text">
      <style:text-properties officeooo:rsid="002ac3e7"/>
    </style:style>
    <style:style style:name="T6" style:family="text">
      <style:text-properties officeooo:rsid="00300f0b"/>
    </style:style>
    <style:style style:name="T7" style:family="text">
      <style:text-properties officeooo:rsid="00340788"/>
    </style:style>
    <style:style style:name="T8" style:family="text">
      <style:text-properties officeooo:rsid="003ae854"/>
    </style:style>
    <style:style style:name="T9" style:family="text">
      <style:text-properties officeooo:rsid="003b792a"/>
    </style:style>
    <style:style style:name="T10" style:family="text">
      <style:text-properties officeooo:rsid="003dcac0"/>
    </style:style>
    <style:style style:name="T11" style:family="text">
      <style:text-properties officeooo:rsid="003f8696"/>
    </style:style>
    <style:style style:name="T12" style:family="text">
      <style:text-properties officeooo:rsid="00436821"/>
    </style:style>
    <style:style style:name="T13" style:family="text">
      <style:text-properties officeooo:rsid="0044bdc9"/>
    </style:style>
    <style:style style:name="T14" style:family="text">
      <style:text-properties officeooo:rsid="004b1d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text:span text:style-name="T4">Principales o</text:span>peraciones colectivas.</text:p>
      <text:p text:style-name="P1"/>
      <text:list xml:id="list6779785212316646501" text:style-name="L1">
        <text:list-item>
          <text:p text:style-name="P2">Broadcast</text:p>
        </text:list-item>
        <text:list-item>
          <text:p text:style-name="P2">Scatter</text:p>
        </text:list-item>
        <text:list-item>
          <text:p text:style-name="P2">Gather</text:p>
        </text:list-item>
        <text:list-item>
          <text:p text:style-name="P2">Reduction</text:p>
        </text:list-item>
      </text:list>
      <text:p text:style-name="P1"/>
      <text:p text:style-name="P1">Uno puede definir grupos en el comm_world para al ejecutar estas directivas, se pueda trabajar en sub-grupos.</text:p>
      <text:p text:style-name="P1"/>
      <text:p text:style-name="P3">En MPI uno puede definir tipos de datos sobre los cuales trabajar. <text:span text:style-name="T1">Las colevtivas van sobre los datos basicos nomas.</text:span></text:p>
      <text:p text:style-name="P3"/>
      <text:p text:style-name="P4">Desde la version 3 puede ser bloqueante y no bloqueante.</text:p>
      <text:p text:style-name="P4"/>
      <text:p text:style-name="P5">En todas las operaciones colectivas hasta que todas las comunicaciones no hayan terminado, no va a avanzar ninguno de los nodos. <text:span text:style-name="T2">Pero desde la version 3 pueden ser no bloqueantes, y continuar con su ejecucion.</text:span></text:p>
      <text:p text:style-name="P5"/>
      <text:p text:style-name="P6">Para saber si vale la pena usar MPI los factores a evaluar son:</text:p>
      <text:list xml:id="list4525820465311015701" text:style-name="L2">
        <text:list-item>
          <text:p text:style-name="P7">Capacidad de procesamiento <text:span text:style-name="T3">(por ejemplo en Machine Learning hay mucho procesamiento)</text:span></text:p>
        </text:list-item>
        <text:list-item>
          <text:p text:style-name="P7">Tamanio del problema (memoria)</text:p>
        </text:list-item>
      </text:list>
      <text:p text:style-name="P6"/>
      <text:p text:style-name="P8">Machine Learning: Convolucion en imagenes, que es un promedio de los vecinos.</text:p>
      <text:p text:style-name="P8"/>
      <text:p text:style-name="P9">Wolfmann cree que se debe poder paralelizar las operaciones de machine learning.</text:p>
      <text:p text:style-name="P10">Machine Learning → Cuda</text:p>
      <text:p text:style-name="P11">Astronomia, simulacion de particulas o aspectos sociales → Cluster</text:p>
      <text:p text:style-name="P11"/>
      <text:p text:style-name="P12">En simulaciones necesitas high throughput computing ya que necesitas sacar resultados rapido. No necesitas <text:span text:style-name="T5">high </text:span>performance (hacer buen aprovechamiento).</text:p>
      <text:p text:style-name="P13"/>
      <text:list xml:id="list5420188459518873332" text:style-name="L3">
        <text:list-item>
          <text:p text:style-name="P14">Allgather (gather + broadcast)</text:p>
        </text:list-item>
        <text:list-item>
          <text:p text:style-name="P16">Allreduce (Reduce + broadcast)</text:p>
        </text:list-item>
        <text:list-item>
          <text:p text:style-name="P16">Alltoall (Se reparten los datos)</text:p>
        </text:list-item>
      </text:list>
      <text:p text:style-name="P15"/>
      <text:p text:style-name="P17">El Reduce se puede hacer sobre una sola operación. Por cada operación que queramos hacer debemos hacer otro reduce, significa que tenemos que barrer otra vez los datos.</text:p>
      <text:p text:style-name="P17"/>
      <text:p text:style-name="P18">Mpicc mpitestscat.c -o ts</text:p>
      <text:p text:style-name="P18">mpirun -np 4 -host pulqui ./ts</text:p>
      <text:p text:style-name="P18"/>
      <text:p text:style-name="P19">El print hace una escritura del standard out. Mpi hace el std output en un pipe en el nodo que lanzo el proceso. <text:span text:style-name="T6">Entonces este pipe recibe los print de los otros nodos y un solo nodo los imprime.</text:span></text:p>
      <text:p text:style-name="P19"/>
      <text:p text:style-name="P20">El orden en que aparecen en pantalla los print no tiene nada que ver con el orden en que se han ejecutado.</text:p>
      <text:p text:style-name="P20"/>
      <text:p text:style-name="P21">Este es el orden en que el que lanza la ejecucion, imprime las cosas. Ademas los print se mandan por sockets tcp. <text:span text:style-name="T7">No es como openmp que el orden en que se ejecuta el print tiene que ver con el orden de ejecucion.</text:span></text:p>
      <text:p text:style-name="P22">Print en mpi no garantiza el orden de ejecucion.</text:p>
      <text:p text:style-name="P22"/>
      <text:p text:style-name="P23">Incluso, la maquina o proceso que imprime en pantalla puede que no esta en el COMM_WORLD.</text:p>
      <text:p text:style-name="P23"/>
      <text:p text:style-name="P24">Mpi<text:span text:style-name="T9">run</text:span> funciona en modo de round-robin, <text:span text:style-name="T8">a medida que estan disponibles los nodos envia los procesos en modo de round-robin.</text:span></text:p>
      <text:p text:style-name="P24"><text:soft-page-break/></text:p>
      <text:p text:style-name="P25">Si le solicitas al rocks que te encole un proceso, el rocks toma control de los nodos y tiene en cuenta cuales son usados y cuales <text:span text:style-name="T10">están</text:span> inactivos. Entonces <text:span text:style-name="T10">enviá</text:span> el proceso al nodo que esta disponible.</text:p>
      <text:p text:style-name="P25"/>
      <text:p text:style-name="P26">MPI le hace un ssh a cada uno de los nodos para poder lanzar los procesos en ellos.</text:p>
      <text:p text:style-name="P26"/>
      <text:p text:style-name="P27">Si quiero trabajar con MPI en las computadoras de mi casa hay que configurar las liberias, abrir el puerto ssh, poner a los usuarios como trusted y un monton de cosas mas.</text:p>
      <text:p text:style-name="P27"/>
      <text:p text:style-name="P27"/>
      <text:p text:style-name="P28">Desde el punto de vista de estudio del algoritmo no se considera el tiempo que tarda en obtener los datos inicialmente.</text:p>
      <text:p text:style-name="P28"/>
      <text:p text:style-name="P34">CASO 1:</text:p>
      <text:p text:style-name="P29">FOR I=0..N_PROC</text:p>
      <text:p text:style-name="P29"><text:tab/>BCAST BANDA_VERTICAL_I (B)</text:p>
      <text:p text:style-name="P29"><text:tab/>COMPUTO BANDA_VERTICAL_I <text:span text:style-name="T11">(c)</text:span></text:p>
      <text:p text:style-name="P30">END FOR</text:p>
      <text:p text:style-name="P30"/>
      <text:p text:style-name="P31">En vez de hacer un broadcast vamos a hacer un punto a punto.</text:p>
      <text:p text:style-name="P31"/>
      <text:p text:style-name="P34">CASO 2:</text:p>
      <text:p text:style-name="P32">FOR J=0..N_PROC</text:p>
      <text:p text:style-name="P32"><text:tab/>IF I=J</text:p>
      <text:p text:style-name="P32"><text:tab/><text:tab/>SEN</text:p>
      <text:p text:style-name="P32"><text:tab/>ELSE</text:p>
      <text:p text:style-name="P32"><text:tab/><text:tab/>RECEIVE</text:p>
      <text:p text:style-name="P32"><text:tab/><text:span text:style-name="T12">COMPUTO</text:span></text:p>
      <text:p text:style-name="P33">END FOR</text:p>
      <text:p text:style-name="P33"/>
      <text:p text:style-name="P35">En el caso 1 y el caso 2, podemos usar cualquier numero de procesos. </text:p>
      <text:p text:style-name="P35"><text:span text:style-name="T13">Cuando mas cuadrados son los bloques, menos comunicaciones hay que hacer.</text:span></text:p>
      <text:p text:style-name="P36">Cuando se lleva a tipo banda, la cantidad de comunicaciones es mayor (no la de procesamiento, pero si la de comunicaciones).</text:p>
      <text:p text:style-name="P34"/>
      <text:p text:style-name="P34"/>
      <text:p text:style-name="P37">En MPI tenemos mas en cuenta cuanta memoria vamos a usar, y cuantas comunicaciones se van a usar en el algoritmo. En openMP nos fijamos mas en las fallas de cache.</text:p>
      <text:p text:style-name="P37"/>
      <text:p text:style-name="P38">Para tomar el tiempo mpi_wtime();</text:p>
      <text:p text:style-name="P38"/>
      <text:p text:style-name="P39">Ver MPI_STATUS y MPI_REQUEST.</text:p>
      <text:p text:style-name="P40">MPI_BARRIER.</text:p>
      <text:p text:style-name="P40"/>
      <text:p text:style-name="P41">En el Bcast tener cuidado con el buffer que se envia y el que se recibe. Lo que se puede hacer es que dependiendo de si el proceso envia o recibe se puede usar un buffer u otro. Y para cambiar esto hacer una condicion if que cambie el puntero para que apunte al buffer correspondiente.</text:p>
      <text:p text:style-name="P41"/>
      <text:p text:style-name="P42">Para medir un tiempo de rendimiento fidedigno lo que se puede hacer es tomar el tiempo cuando termina cada nodo. Y hacer una reduccion con el maximo para saber cual es el que tardo mas.</text:p>
      <text:p text:style-name="P42"/>
      <text:p text:style-name="P43">El send no bloqueante no asegura haber enviado los datos. El send bloqueante los envia pero no se asegura que los reciban, <text:span text:style-name="T14">no es sincronic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6T17:45:24.598212087</dc:date>
    <meta:generator>LibreOffice/4.2.8.2$Linux_X86_64 LibreOffice_project/420m0$Build-2</meta:generator>
    <meta:editing-duration>PT2H15M2S</meta:editing-duration>
    <meta:editing-cycles>62</meta:editing-cycles>
    <meta:document-statistic meta:table-count="0" meta:image-count="0" meta:object-count="0" meta:page-count="2" meta:paragraph-count="57" meta:word-count="730" meta:character-count="4125" meta:non-whitespace-character-count="3451"/>
  </office:meta>
</office:document-meta>
</file>